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5cm" fo:min-width="3.1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25cm" fo:min-width="3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3.1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objectwithoutfill">
      <style:graphic-properties draw:stroke="dash" draw:stroke-dash="Fine_20_Dashed" draw:marker-end="Arrow" draw:marker-end-width="0.3cm" draw:fill="solid" draw:textarea-vertical-align="middle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-color="#ffffff"/>
      <style:paragraph-properties fo:text-align="center" style:writing-mode="lr-tb"/>
      <style:text-properties fo:font-size="12pt"/>
    </style:style>
    <style:style style:name="P3" style:family="paragraph">
      <loext:graphic-properties draw:fill-color="#dee6ef"/>
      <style:paragraph-properties fo:text-align="center" style:writing-mode="lr-tb"/>
      <style:text-properties fo:font-size="12pt"/>
    </style:style>
    <style:style style:name="P4" style:family="paragraph">
      <loext:graphic-properties draw:fill="solid"/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3.6cm" svg:height="1.5cm" svg:x="8.2cm" svg:y="1cm">
          <text:p text:style-name="P1"><text:span text:style-name="T1">SceneActiv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3.6cm" svg:height="1.5cm" svg:x="8.2cm" svg:y="4.5cm">
          <text:p text:style-name="P1"><text:span text:style-name="T1">SceneAdap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3.6cm" svg:height="1.5cm" svg:x="5.5cm" svg:y="7.8cm">
          <text:p text:style-name="P1"><text:span text:style-name="T1">Scen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3" draw:id="id13" draw:layer="layout" svg:width="3.6cm" svg:height="1.5cm" svg:x="11cm" svg:y="10.3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3.6cm" svg:height="1.5cm" svg:x="6.6cm" svg:y="17.3cm">
          <text:p text:style-name="P1"><text:span text:style-name="T1">Sce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3.6cm" svg:height="1.5cm" svg:x="2.9cm" svg:y="20.7cm">
          <text:p text:style-name="P1"><text:span text:style-name="T1">GroupNode #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6cm" svg:height="1.5cm" svg:x="9.8cm" svg:y="20.7cm">
          <text:p text:style-name="P1"><text:span text:style-name="T1">GroupNode #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6cm" svg:height="1.5cm" svg:x="1cm" svg:y="24.7cm">
          <text:p text:style-name="P1"><text:span text:style-name="T1">ObjectNode #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.6cm" svg:height="1.5cm" svg:x="5.4cm" svg:y="24.7cm">
          <text:p text:style-name="P1"><text:span text:style-name="T1">ObjectNode #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3.6cm" svg:height="1.5cm" svg:x="9.8cm" svg:y="24.7cm">
          <text:p text:style-name="P1"><text:span text:style-name="T1">ObjectNode #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.6cm" svg:height="1.5cm" svg:x="14.3cm" svg:y="20.7cm">
          <text:p text:style-name="P1"><text:span text:style-name="T1">ObjectNode #3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curve" svg:x1="8.4cm" svg:y1="18.8cm" svg:x2="4.7cm" svg:y2="20.7cm" draw:start-shape="id1" draw:start-glue-point="2" draw:end-shape="id2" draw:end-glue-point="0" svg:d="M8400 18800c0 1425-3700 475-3700 1900" svg:viewBox="0 0 3701 1901">
          <text:p/>
        </draw:connector>
        <draw:connector draw:style-name="gr4" draw:text-style-name="P4" draw:layer="layout" draw:type="curve" svg:x1="8.4cm" svg:y1="18.8cm" svg:x2="11.6cm" svg:y2="20.7cm" draw:start-shape="id1" draw:end-shape="id3" draw:end-glue-point="0" svg:d="M8400 18800c0 1425 3200 475 3200 1900" svg:viewBox="0 0 3201 1901">
          <text:p/>
        </draw:connector>
        <draw:connector draw:style-name="gr4" draw:text-style-name="P4" draw:layer="layout" draw:type="curve" svg:x1="4.7cm" svg:y1="22.2cm" svg:x2="2.8cm" svg:y2="24.7cm" draw:start-shape="id2" draw:end-shape="id4" draw:end-glue-point="0" svg:d="M4700 22200c0 1875-1900 625-1900 2500" svg:viewBox="0 0 1901 2501">
          <text:p/>
        </draw:connector>
        <draw:connector draw:style-name="gr4" draw:text-style-name="P4" draw:layer="layout" draw:type="curve" svg:x1="4.7cm" svg:y1="22.2cm" svg:x2="7.2cm" svg:y2="24.7cm" draw:start-shape="id2" draw:end-shape="id5" draw:end-glue-point="0" svg:d="M4700 22200c0 1875 2500 625 2500 2500" svg:viewBox="0 0 2501 2501">
          <text:p/>
        </draw:connector>
        <draw:connector draw:style-name="gr4" draw:text-style-name="P4" draw:layer="layout" draw:type="curve" svg:x1="10cm" svg:y1="2.5cm" svg:x2="10cm" svg:y2="4.5cm" draw:start-shape="id6" draw:start-glue-point="2" draw:end-shape="id7" svg:d="M10000 2500v2000" svg:viewBox="0 0 1 2001">
          <text:p/>
        </draw:connector>
        <draw:connector draw:style-name="gr4" draw:text-style-name="P4" draw:layer="layout" draw:type="curve" svg:x1="8.2cm" svg:y1="5.25cm" svg:x2="7.3cm" svg:y2="7.8cm" draw:start-shape="id7" draw:start-glue-point="3" draw:end-shape="id8" draw:end-glue-point="0" svg:d="M8200 5250c-600 0-900 850-900 2550" svg:viewBox="0 0 901 2551">
          <text:p/>
        </draw:connector>
        <draw:connector draw:style-name="gr4" draw:text-style-name="P4" draw:layer="layout" draw:type="curve" svg:x1="8.4cm" svg:y1="18.8cm" svg:x2="16.1cm" svg:y2="20.7cm" draw:start-shape="id1" draw:start-glue-point="2" draw:end-shape="id9" draw:end-glue-point="0" svg:d="M8400 18800c0 1425 7700 475 7700 1900" svg:viewBox="0 0 7701 1901">
          <text:p/>
        </draw:connector>
        <draw:connector draw:style-name="gr4" draw:text-style-name="P4" draw:layer="layout" draw:type="curve" svg:x1="11.6cm" svg:y1="22.2cm" svg:x2="11.6cm" svg:y2="24.7cm" draw:start-shape="id3" draw:start-glue-point="2" draw:end-shape="id10" draw:end-glue-point="0" svg:d="M11600 22200v2500" svg:viewBox="0 0 1 2501">
          <text:p/>
        </draw:connector>
        <draw:custom-shape draw:style-name="gr3" draw:text-style-name="P1" draw:layer="layout" svg:width="3.6cm" svg:height="1.5cm" svg:x="11.2cm" svg:y="10.5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3.6cm" svg:height="1.5cm" svg:x="11.4cm" svg:y="10.7cm">
          <text:p text:style-name="P1"><text:span text:style-name="T1">State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4" draw:id="id14" draw:layer="layout" svg:width="3.6cm" svg:height="1.5cm" svg:x="11cm" svg:y="13.2cm">
          <text:p text:style-name="P1"><text:span text:style-name="T1">Behaviou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6cm" svg:height="1.5cm" svg:x="11.2cm" svg:y="13.4cm">
          <text:p text:style-name="P1"><text:span text:style-name="T1">Behaviou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12" draw:id="id12" draw:layer="layout" svg:width="3.6cm" svg:height="1.5cm" svg:x="11.4cm" svg:y="13.6cm">
          <text:p text:style-name="P1"><text:span text:style-name="T1">Behaviour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curve" svg:x1="15cm" svg:y1="11.45cm" svg:x2="15cm" svg:y2="14.35cm" draw:start-shape="id11" draw:start-glue-point="1" draw:end-shape="id12" draw:end-glue-point="1" svg:d="M15000 11450c751 0 751 2900 0 2900" svg:viewBox="0 0 564 2901">
          <text:p/>
        </draw:connector>
        <draw:connector draw:style-name="gr4" draw:text-style-name="P4" draw:layer="layout" draw:type="curve" svg:x1="9.1cm" svg:y1="8.55cm" svg:x2="12.8cm" svg:y2="10.3cm" draw:start-shape="id8" draw:start-glue-point="1" draw:end-shape="id13" draw:end-glue-point="0" svg:d="M9100 8550c2467 0 3700 583 3700 1750" svg:viewBox="0 0 3701 1751">
          <text:p/>
        </draw:connector>
        <draw:connector draw:style-name="gr4" draw:text-style-name="P4" draw:layer="layout" draw:type="curve" svg:x1="11cm" svg:y1="13.95cm" svg:x2="7.3cm" svg:y2="9.3cm" draw:start-shape="id14" draw:start-glue-point="3" draw:end-shape="id8" draw:end-glue-point="2" svg:d="M11000 13950c-2467 0-3700-1550-3700-4650" svg:viewBox="0 0 3701 46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17T14:15:11.603512541</meta:creation-date>
    <dc:date>2020-05-22T08:54:18.854723021</dc:date>
    <meta:editing-duration>PT10M1S</meta:editing-duration>
    <meta:editing-cycles>2</meta:editing-cycles>
    <meta:generator>LibreOffice/6.3.5.2$Linux_X86_64 LibreOffice_project/30$Build-2</meta:generator>
    <meta:document-statistic meta:object-count="27"/>
  </office:meta>
</office:document-meta>
</file>